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5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4-10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4-03-15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3-10-1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3-03-1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2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2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1-10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1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0-10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2144" calcext:value-type="float">
            <text:p>51.9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7893333333" calcext:value-type="float">
            <text:p>51.9507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7893333333" calcext:value-type="float">
            <text:p>51.9507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0026666667" calcext:value-type="float">
            <text:p>51.9220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1901428571" calcext:value-type="float">
            <text:p>51.922190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71431428571" calcext:value-type="float">
            <text:p>51.9271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76471111111" calcext:value-type="float">
            <text:p>51.92764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3348" calcext:value-type="float">
            <text:p>51.93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36894285714" calcext:value-type="float">
            <text:p>51.94368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3168571429" calcext:value-type="float">
            <text:p>51.95631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08928888889" calcext:value-type="float">
            <text:p>51.96089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2948965517" calcext:value-type="float">
            <text:p>51.96829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68730322581" calcext:value-type="float">
            <text:p>52.0168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6704" calcext:value-type="float">
            <text:p>52.02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39233548387" calcext:value-type="float">
            <text:p>52.013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58472" calcext:value-type="float">
            <text:p>52.0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7076129032" calcext:value-type="float">
            <text:p>52.0207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202" calcext:value-type="float">
            <text:p>52.035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48660645161" calcext:value-type="float">
            <text:p>52.034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93752" calcext:value-type="float">
            <text:p>52.0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47272258065" calcext:value-type="float">
            <text:p>52.05472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4782857143" calcext:value-type="float">
            <text:p>52.0504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1216516129" calcext:value-type="float">
            <text:p>52.0612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21967741936" calcext:value-type="float">
            <text:p>52.1121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73888" calcext:value-type="float">
            <text:p>52.10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37901935484" calcext:value-type="float">
            <text:p>52.1037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12344" calcext:value-type="float">
            <text:p>52.09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17254193548" calcext:value-type="float">
            <text:p>52.1017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62974193548" calcext:value-type="float">
            <text:p>52.1062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064" calcext:value-type="float">
            <text:p>52.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983225806" calcext:value-type="float">
            <text:p>52.1208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548" calcext:value-type="float">
            <text:p>52.1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02389677419" calcext:value-type="float">
            <text:p>52.1302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3783225806" calcext:value-type="float">
            <text:p>52.1513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52012903226" calcext:value-type="float">
            <text:p>52.185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85672" calcext:value-type="float">
            <text:p>52.18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76304516129" calcext:value-type="float">
            <text:p>52.177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59256" calcext:value-type="float">
            <text:p>52.1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35009032258" calcext:value-type="float">
            <text:p>52.1735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46807741936" calcext:value-type="float">
            <text:p>52.1746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70356" calcext:value-type="float">
            <text:p>52.177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66472258065" calcext:value-type="float">
            <text:p>52.1766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4206" calcext:value-type="float">
            <text:p>52.19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92816774194" calcext:value-type="float">
            <text:p>52.1892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90682857143" calcext:value-type="float">
            <text:p>52.1990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86020645161" calcext:value-type="float">
            <text:p>52.2086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8732903226" calcext:value-type="float">
            <text:p>52.227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82496" calcext:value-type="float">
            <text:p>52.23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24452903226" calcext:value-type="float">
            <text:p>52.2324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80896" calcext:value-type="float">
            <text:p>52.2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26910967742" calcext:value-type="float">
            <text:p>52.2326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2908" calcext:value-type="float">
            <text:p>52.22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3248" calcext:value-type="float">
            <text:p>52.23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9151483871" calcext:value-type="float">
            <text:p>52.2291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01368" calcext:value-type="float">
            <text:p>52.25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2717419355" calcext:value-type="float">
            <text:p>52.2572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7497931034" calcext:value-type="float">
            <text:p>52.25774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29744516129" calcext:value-type="float">
            <text:p>52.262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9223225806" calcext:value-type="float">
            <text:p>52.3129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8664" calcext:value-type="float">
            <text:p>52.3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20663225807" calcext:value-type="float">
            <text:p>52.3220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7272" calcext:value-type="float">
            <text:p>52.32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1143225807" calcext:value-type="float">
            <text:p>52.3251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89778064516" calcext:value-type="float">
            <text:p>52.338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4592" calcext:value-type="float">
            <text:p>52.3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5509677419" calcext:value-type="float">
            <text:p>52.340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0896" calcext:value-type="float">
            <text:p>52.3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38196" calcext:value-type="float">
            <text:p>52.353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01768571429" calcext:value-type="float">
            <text:p>52.36017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86509677419" calcext:value-type="float">
            <text:p>52.3786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96428387097" calcext:value-type="float">
            <text:p>52.3996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81977142857" calcext:value-type="float">
            <text:p>52.4181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5640516129" calcext:value-type="float">
            <text:p>52.4056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7184" calcext:value-type="float">
            <text:p>52.40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27891612903" calcext:value-type="float">
            <text:p>52.402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767741936" calcext:value-type="float">
            <text:p>52.434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4766896552" calcext:value-type="float">
            <text:p>52.43747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2020645161" calcext:value-type="float">
            <text:p>52.4372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25672" calcext:value-type="float">
            <text:p>52.4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44374193548" calcext:value-type="float">
            <text:p>52.464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27054285714" calcext:value-type="float">
            <text:p>52.4527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88330322581" calcext:value-type="float">
            <text:p>52.4588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95385806452" calcext:value-type="float">
            <text:p>52.4995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6532" calcext:value-type="float">
            <text:p>52.51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01169032258" calcext:value-type="float">
            <text:p>52.5301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75048" calcext:value-type="float">
            <text:p>52.52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7428" calcext:value-type="float">
            <text:p>52.52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52701935484" calcext:value-type="float">
            <text:p>52.5152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9488" calcext:value-type="float">
            <text:p>52.5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33615483871" calcext:value-type="float">
            <text:p>52.533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0176" calcext:value-type="float">
            <text:p>52.5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94083870968" calcext:value-type="float">
            <text:p>52.5394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64858571429" calcext:value-type="float">
            <text:p>52.546485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82082580645" calcext:value-type="float">
            <text:p>52.5482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6332903226" calcext:value-type="float">
            <text:p>52.5936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87696" calcext:value-type="float">
            <text:p>52.58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54233548387" calcext:value-type="float">
            <text:p>52.5854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7592" calcext:value-type="float">
            <text:p>52.58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59352258064" calcext:value-type="float">
            <text:p>52.57593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99444137931" calcext:value-type="float">
            <text:p>52.57994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1716" calcext:value-type="float">
            <text:p>52.59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06430967742" calcext:value-type="float">
            <text:p>52.6106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59552" calcext:value-type="float">
            <text:p>52.62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70427096774" calcext:value-type="float">
            <text:p>52.6370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7703225806" calcext:value-type="float">
            <text:p>52.620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7372903226" calcext:value-type="float">
            <text:p>52.6637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076" calcext:value-type="float">
            <text:p>52.67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52699354839" calcext:value-type="float">
            <text:p>52.6852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24448" calcext:value-type="float">
            <text:p>52.6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03538064516" calcext:value-type="float">
            <text:p>52.6803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9784516129" calcext:value-type="float">
            <text:p>52.6759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0168" calcext:value-type="float">
            <text:p>52.6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23" calcext:value-type="float">
            <text:p>52.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35868387097" calcext:value-type="float">
            <text:p>52.7135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0862857143" calcext:value-type="float">
            <text:p>52.7240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38326451613" calcext:value-type="float">
            <text:p>52.7138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19615483871" calcext:value-type="float">
            <text:p>52.761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17512" calcext:value-type="float">
            <text:p>52.7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99459354839" calcext:value-type="float">
            <text:p>52.7599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42912" calcext:value-type="float">
            <text:p>52.77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97290322581" calcext:value-type="float">
            <text:p>52.76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04578064516" calcext:value-type="float">
            <text:p>52.7504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372" calcext:value-type="float">
            <text:p>52.76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2183225807" calcext:value-type="float">
            <text:p>52.7762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35368" calcext:value-type="float">
            <text:p>52.78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92258064516" calcext:value-type="float">
            <text:p>52.79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27025714286" calcext:value-type="float">
            <text:p>52.7927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17821935484" calcext:value-type="float">
            <text:p>52.8017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7255483871" calcext:value-type="float">
            <text:p>52.807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13752" calcext:value-type="float">
            <text:p>52.8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77798709677" calcext:value-type="float">
            <text:p>52.807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93864" calcext:value-type="float">
            <text:p>52.79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6572903226" calcext:value-type="float">
            <text:p>52.7856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53912258065" calcext:value-type="float">
            <text:p>52.7953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85736" calcext:value-type="float">
            <text:p>52.7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4010322581" calcext:value-type="float">
            <text:p>52.8124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7776" calcext:value-type="float">
            <text:p>52.8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01193548387" calcext:value-type="float">
            <text:p>52.8201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91185714286" calcext:value-type="float">
            <text:p>52.8191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20944516129" calcext:value-type="float">
            <text:p>52.8420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60562580645" calcext:value-type="float">
            <text:p>52.8560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0956" calcext:value-type="float">
            <text:p>52.86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96286451613" calcext:value-type="float">
            <text:p>52.8596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51496" calcext:value-type="float">
            <text:p>52.8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0990967742" calcext:value-type="float">
            <text:p>52.8300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3483870968" calcext:value-type="float">
            <text:p>52.821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87488" calcext:value-type="float">
            <text:p>52.8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87225806452" calcext:value-type="float">
            <text:p>52.82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9112" calcext:value-type="float">
            <text:p>52.8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82598709677" calcext:value-type="float">
            <text:p>52.8382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17197241379" calcext:value-type="float">
            <text:p>52.83171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4732903226" calcext:value-type="float">
            <text:p>52.837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94653913044" calcext:value-type="float">
            <text:p>52.839465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32344" calcext:value-type="float">
            <text:p>52.85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5436363636" calcext:value-type="float">
            <text:p>52.8405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7362" calcext:value-type="float">
            <text:p>52.807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9488" calcext:value-type="float">
            <text:p>52.7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152" calcext:value-type="float">
            <text:p>52.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9112" calcext:value-type="float">
            <text:p>52.8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6788" calcext:value-type="float">
            <text:p>52.78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802" calcext:value-type="float">
            <text:p>52.73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4103452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0" meta:object-count="0"/>
    <meta:user-defined meta:name="AppVersion">3.0</meta:user-defined>
  </office:meta>
</office:document-meta>
</file>